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dc696"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2"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3"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5"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6"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b98d8c" style:font-name-asian="Calibri2" style:font-size-asian="9pt" style:font-name-complex="Calibri2" style:font-size-complex="9pt"/>
    </style:style>
    <style:style style:name="T79" style:family="text">
      <style:text-properties style:font-name="Calibri1" fo:font-size="9pt" fo:language="en" fo:country="US" officeooo:rsid="00873fa0"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2" style:family="text">
      <style:text-properties style:font-name="Calibri1" fo:font-size="9pt" fo:language="en" fo:country="US" officeooo:rsid="00b9eab6" style:font-size-asian="9pt" style:font-name-complex="Calibri2" style:font-size-complex="9pt"/>
    </style:style>
    <style:style style:name="T83"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4"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style:font-name="Calibri1" fo:font-size="9pt" fo:language="en" fo:country="US" officeooo:rsid="00a29080" style:font-name-asian="Calibri2" style:font-size-asian="9pt" style:font-name-complex="Calibri2" style:font-size-complex="9pt"/>
    </style:style>
    <style:style style:name="T93" style:family="text">
      <style:text-properties style:font-name="Calibri1" fo:font-size="9pt" fo:language="en" fo:country="US" officeooo:rsid="009be146" style:font-name-asian="Calibri2" style:font-size-asian="9pt" style:font-name-complex="Calibri2" style:font-size-complex="9pt"/>
    </style:style>
    <style:style style:name="T94" style:family="text">
      <style:text-properties style:font-name="Calibri1" fo:font-size="9pt" fo:language="en" fo:country="US" officeooo:rsid="00a2a6d6" style:font-name-asian="Calibri2" style:font-size-asian="9pt" style:font-name-complex="Calibri2" style:font-size-complex="9pt"/>
    </style:style>
    <style:style style:name="T95" style:family="text">
      <style:text-properties style:font-name="Calibri1" fo:font-size="9pt" fo:language="en" fo:country="US" officeooo:rsid="00a36c36" style:font-name-asian="Calibri2" style:font-size-asian="9pt" style:font-name-complex="Calibri2" style:font-size-complex="9pt"/>
    </style:style>
    <style:style style:name="T96"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0" style:family="text">
      <style:text-properties style:font-name="Calibri1" fo:font-size="9pt" fo:language="en" fo:country="US" officeooo:rsid="00804dd1" style:font-name-asian="Calibri2" style:font-size-asian="9pt" style:font-name-complex="Calibri2" style:font-size-complex="9pt"/>
    </style:style>
    <style:style style:name="T101" style:family="text">
      <style:text-properties style:font-name="Calibri1" fo:font-size="9pt" fo:language="en" fo:country="US" officeooo:rsid="00860878" style:font-name-asian="Calibri2" style:font-size-asian="9pt" style:font-name-complex="Calibri2" style:font-size-complex="9pt"/>
    </style:style>
    <style:style style:name="T102"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3"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4" style:family="text">
      <style:text-properties style:font-name="Calibri1" fo:font-size="9pt" fo:language="en" fo:country="US" officeooo:rsid="006a5e40" style:font-name-asian="Calibri2" style:font-size-asian="9pt" style:font-name-complex="Calibri2" style:font-size-complex="9pt"/>
    </style:style>
    <style:style style:name="T105" style:family="text">
      <style:text-properties style:font-name="Calibri1" fo:font-size="9pt" fo:language="en" fo:country="US" officeooo:rsid="006c0f96" style:font-name-asian="Calibri2" style:font-size-asian="9pt" style:font-name-complex="Calibri2" style:font-size-complex="9pt"/>
    </style:style>
    <style:style style:name="T106"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8"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0e412"/>
    </style:style>
    <style:style style:name="T122" style:family="text">
      <style:text-properties officeooo:rsid="00467550"/>
    </style:style>
    <style:style style:name="T123" style:family="text">
      <style:text-properties officeooo:rsid="00364644"/>
    </style:style>
    <style:style style:name="T124" style:family="text">
      <style:text-properties style:font-name="Calibri1" fo:font-size="9pt" fo:language="en" fo:country="US" officeooo:rsid="00874fa5" style:font-name-asian="Calibri2" style:font-size-asian="9pt" style:font-name-complex="Calibri2" style:font-size-complex="9pt"/>
    </style:style>
    <style:style style:name="T12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7" style:family="text">
      <style:text-properties style:font-name="Calibri"/>
    </style:style>
    <style:style style:name="T128" style:family="text">
      <style:text-properties style:font-name="Calibri" officeooo:rsid="003bd67d"/>
    </style:style>
    <style:style style:name="T129" style:family="text">
      <style:text-properties style:font-name="Calibri" officeooo:rsid="0040e412"/>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1" style:family="text">
      <style:text-properties style:font-name="Calibri" officeooo:rsid="003c95bc"/>
    </style:style>
    <style:style style:name="T132"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font-size="9pt" style:font-size-asian="9pt"/>
    </style:style>
    <style:style style:name="T13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8" style:family="text">
      <style:text-properties style:font-name="Calibri" fo:font-size="9pt" officeooo:rsid="003c95bc" style:font-size-asian="9pt"/>
    </style:style>
    <style:style style:name="T139" style:family="text">
      <style:text-properties style:font-name="Calibri" fo:font-size="9pt" officeooo:rsid="008bab13" style:font-size-asian="9pt"/>
    </style:style>
    <style:style style:name="T140" style:family="text">
      <style:text-properties style:font-name="Calibri" fo:language="en" fo:country="US" officeooo:rsid="00446599" style:font-name-complex="Calibri2" style:font-size-complex="9pt"/>
    </style:style>
    <style:style style:name="T141"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2"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4" style:family="text">
      <style:text-properties fo:color="#808080" loext:opacity="100%" fo:font-weight="bold" officeooo:rsid="009ef0a8" style:letter-kerning="false" style:font-name-asian="Times New Roman" style:font-weight-asian="bold" style:language-complex="ar" style:country-complex="SA"/>
    </style:style>
    <style:style style:name="T14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6" style:family="text">
      <style:text-properties officeooo:rsid="0055bf37"/>
    </style:style>
    <style:style style:name="T147"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8737878782" text:style-name="Internet_20_link" text:visited-style-name="Visited_20_Internet_20_Link"><text:span text:style-name="Internet_20_link"><text:span text:style-name="T11">+4873787878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Sandomierska 18/3, 02-567, Warszawa, Po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
      <text:h text:style-name="P14" text:outline-level="1">WORK EXPERIENCE</text:h>
      <text:p text:style-name="P15"><text:span text:style-name="Dates_20_Char"><text:span text:style-name="Dates_20_Char"><text:span text:style-name="T70">10/2024 – 04/2025</text:span></text:span></text:span><text:span text:style-name="Dates_20_Char"><text:span text:style-name="T71"><text:tab/></text:span></text:span><text:span text:style-name="Dates_20_Char"><text:span text:style-name="Company_20_Char"><text:span text:style-name="T72">GLS IT SERVICES – FRANKFURT, GERMANY</text:span></text:span></text:span></text:p>
      <text:p text:style-name="P16"><text:span text:style-name="T20"><text:tab/></text:span><text:span text:style-name="Company_20_Char"><text:span text:style-name="T73">Software Architect – Contract</text:span></text:span><text:span text:style-name="T74"> </text:span></text:p>
      <text:list text:style-name="WWNum1">
        <text:list-item>
          <text:p text:style-name="P17"><text:span text:style-name="Dates_20_Char"><text:span text:style-name="T75">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5">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5">Architecting and scaling a centralized logging platform using the ELK stack (Elasticsearch 8.x, Logstash, Kibana, Beats) to process 10TB+ of daily logs from microservices, improving query performance by </text:span></text:span><text:span text:style-name="Dates_20_Char"><text:span text:style-name="T76">half </text:span></text:span><text:span text:style-name="Dates_20_Char"><text:span text:style-name="T75">through index lifecycle management and hot-warm-cold architecture</text:span></text:span></text:p>
        </text:list-item>
      </text:list>
      <text:p text:style-name="P19"><text:span text:style-name="Dates_20_Char"><text:span text:style-name="T77"/></text:span></text:p>
      <text:p text:style-name="P19"><text:span text:style-name="Dates_20_Char"><text:span text:style-name="T77">0</text:span></text:span><text:span text:style-name="Dates_20_Char"><text:span text:style-name="T78">1</text:span></text:span><text:span text:style-name="Dates_20_Char"><text:span text:style-name="T79">/</text:span></text:span><text:span text:style-name="Dates_20_Char"><text:span text:style-name="T77">202</text:span></text:span><text:span text:style-name="Dates_20_Char"><text:span text:style-name="T78">4</text:span></text:span><text:span text:style-name="Dates_20_Char"><text:span text:style-name="T77"> – </text:span></text:span><text:span text:style-name="Dates_20_Char"><text:span text:style-name="T80">0</text:span></text:span><text:span text:style-name="Dates_20_Char"><text:span text:style-name="T78">9</text:span></text:span><text:span text:style-name="Dates_20_Char"><text:span text:style-name="T79">/</text:span></text:span><text:span text:style-name="Dates_20_Char"><text:span text:style-name="T80">202</text:span></text:span><text:span text:style-name="Dates_20_Char"><text:span text:style-name="T78">4</text:span></text:span><text:span text:style-name="T71"><text:tab/></text:span><text:span text:style-name="Company_20_Char"><text:span text:style-name="T72">Knappschaft</text:span></text:span><text:span text:style-name="Company_20_Char"><text:span text:style-name="T81"> </text:span></text:span><text:span text:style-name="Company_20_Char"><text:span text:style-name="T77">– </text:span></text:span><text:span text:style-name="Company_20_Char"><text:span text:style-name="T72">Bochum</text:span></text:span><text:span text:style-name="Company_20_Char"><text:span text:style-name="T77">, </text:span></text:span><text:span text:style-name="Company_20_Char"><text:span text:style-name="T72">Germany</text:span></text:span></text:p>
      <text:p text:style-name="P20"><text:span text:style-name="T20"><text:tab/></text:span><text:span text:style-name="T82">Lead</text:span><text:span text:style-name="Company_20_Char"><text:span text:style-name="T73">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1"><text:span text:style-name="Dates_20_Char"><text:span text:style-name="T75">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5">Adjusting and extending </text:span></text:span><text:span text:style-name="Dates_20_Char"><text:span text:style-name="T84">processes</text:span></text:span><text:span text:style-name="Dates_20_Char"><text:span text:style-name="T75"> and functions </text:span></text:span><text:span text:style-name="Dates_20_Char"><text:span text:style-name="T84">(</text:span></text:span><text:span text:style-name="Dates_20_Char"><text:span text:style-name="T85">AWS EC2, </text:span></text:span><text:span text:style-name="Dates_20_Char"><text:span text:style-name="T84">AWS S3</text:span></text:span><text:span text:style-name="Dates_20_Char"><text:span text:style-name="T75">, </text:span></text:span><text:span text:style-name="Dates_20_Char"><text:span text:style-name="T84">AWS CloudFormation</text:span></text:span><text:span text:style-name="Dates_20_Char"><text:span text:style-name="T75">, </text:span></text:span><text:span text:style-name="Dates_20_Char"><text:span text:style-name="T84">AWS CloudWatch,</text:span></text:span><text:span text:style-name="Dates_20_Char"><text:span text:style-name="T75"> </text:span></text:span><text:span text:style-name="Dates_20_Char"><text:span text:style-name="T84">Ansible, Kubernetes, Jenkins</text:span></text:span><text:span text:style-name="Dates_20_Char"><text:span text:style-name="T75">)</text:span></text:span></text:p>
        </text:list-item>
        <text:list-item>
          <text:p text:style-name="P21"><text:span text:style-name="Dates_20_Char"><text:span text:style-name="T75">Developed a PoC helpdesk AI agent (OpenAI ChatGPT, Meta Llama 3, </text:span></text:span><text:span text:style-name="Dates_20_Char"><text:span text:style-name="T86">OpenAI Whisper v2, </text:span></text:span><text:span text:style-name="Dates_20_Char"><text:span text:style-name="T87">FLUX.1,</text:span></text:span><text:span text:style-name="Dates_20_Char"><text:span text:style-name="T86"> Kling AI, </text:span></text:span><text:span text:style-name="Dates_20_Char"><text:span text:style-name="T75">Spring AI, LangChain, LLM hallucinations, </text:span></text:span><text:span text:style-name="Dates_20_Char"><text:span text:style-name="T88">LlamaI</text:span></text:span><text:span text:style-name="Dates_20_Char"><text:span text:style-name="T89">ndex, </text:span></text:span><text:span text:style-name="Dates_20_Char"><text:span text:style-name="T75">RAG, </text:span></text:span><text:span text:style-name="Dates_20_Char"><text:span text:style-name="T90">generative AI, </text:span></text:span><text:span text:style-name="Dates_20_Char"><text:span text:style-name="T91">LoRA,</text:span></text:span><text:span text:style-name="Dates_20_Char"><text:span text:style-name="T90"> </text:span></text:span><text:span text:style-name="Dates_20_Char"><text:span text:style-name="T75">prompt engineering)</text:span></text:span></text:p>
        </text:list-item>
        <text:list-item>
          <text:p text:style-name="P21"><text:span text:style-name="Dates_20_Char"><text:span text:style-name="T75">Maintaining and improving the existing microservices (Keycloak 17, Spring Security, AWS RDS)</text:span></text:span></text:p>
        </text:list-item>
      </text:list>
      <text:p text:style-name="P19"><text:span text:style-name="Dates_20_Char"><text:span text:style-name="T77"><text:line-break/>0</text:span></text:span><text:span text:style-name="Dates_20_Char"><text:span text:style-name="T92">3</text:span></text:span><text:span text:style-name="Dates_20_Char"><text:span text:style-name="T79">/</text:span></text:span><text:span text:style-name="Dates_20_Char"><text:span text:style-name="T77">202</text:span></text:span><text:span text:style-name="Dates_20_Char"><text:span text:style-name="T93">3</text:span></text:span><text:span text:style-name="Dates_20_Char"><text:span text:style-name="T77"> – </text:span></text:span><text:span text:style-name="Dates_20_Char"><text:span text:style-name="T94">1</text:span></text:span><text:span text:style-name="Dates_20_Char"><text:span text:style-name="T95">2</text:span></text:span><text:span text:style-name="Dates_20_Char"><text:span text:style-name="T94">/2023</text:span></text:span><text:span text:style-name="T71"><text:tab/></text:span><text:span text:style-name="Company_20_Char"><text:span text:style-name="T96">Orange Pol</text:span></text:span><text:span text:style-name="Company_20_Char"><text:span text:style-name="T97">and</text:span></text:span><text:span text:style-name="Company_20_Char"><text:span text:style-name="T96">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2"><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3"><text:span text:style-name="Dates_20_Char"><text:span text:style-name="T99">Working on a sales authentication/authorization system with DevOps support (Java 17, JUnit, Groovy, Spock, Spring Boot, OpenAPI, Spring Cloud, WildFly, Flyway)</text:span></text:span></text:p>
        </text:list-item>
        <text:list-item>
          <text:p text:style-name="P23"><text:span text:style-name="Dates_20_Char"><text:span text:style-name="T99">Adjusting and extending the security mechanisms and 2FA codebase (k8s, OAuth2, Keycloak)</text:span></text:span></text:p>
        </text:list-item>
        <text:list-item>
          <text:p text:style-name="P23"><text:span text:style-name="Dates_20_Char"><text:span text:style-name="T99">Maintaining and improving the existing microservices (OWASP Top 10) </text:span></text:span></text:p>
        </text:list-item>
      </text:list>
      <text:p text:style-name="P24"><text:span text:style-name="Dates_20_Char"/></text:p>
      <text:p text:style-name="P24"><text:span text:style-name="Dates_20_Char"><text:span text:style-name="T77">0</text:span></text:span><text:span text:style-name="Dates_20_Char"><text:span text:style-name="T79">6/</text:span></text:span><text:span text:style-name="Dates_20_Char"><text:span text:style-name="T77">202</text:span></text:span><text:span text:style-name="Dates_20_Char"><text:span text:style-name="T100">2</text:span></text:span><text:span text:style-name="Dates_20_Char"><text:span text:style-name="T77"> – </text:span></text:span><text:span text:style-name="Dates_20_Char"><text:span text:style-name="T80">0</text:span></text:span><text:span text:style-name="Dates_20_Char"><text:span text:style-name="T92">3</text:span></text:span><text:span text:style-name="Dates_20_Char"><text:span text:style-name="T79">/</text:span></text:span><text:span text:style-name="Dates_20_Char"><text:span text:style-name="T80">202</text:span></text:span><text:span text:style-name="Dates_20_Char"><text:span text:style-name="T101">3</text:span></text:span><text:span text:style-name="T71"><text:tab/></text:span><text:span text:style-name="Company_20_Char"><text:span text:style-name="T102">Circle K</text:span></text:span><text:span text:style-name="Company_20_Char"><text:span text:style-name="T81">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5"><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6"><text:span text:style-name="Dates_20_Char"><text:span text:style-name="T75">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5">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5">Collaboratively maintaining and improving the NodeJS based microservices (NodeJS 16, TypeScript, HapiJS)</text:span></text:span></text:p>
        </text:list-item>
        <text:list-item>
          <text:p text:style-name="P26"><text:span text:style-name="Dates_20_Char"><text:span text:style-name="T103">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7">0</text:span></text:span><text:span text:style-name="Dates_20_Char"><text:span text:style-name="T104">7/</text:span></text:span><text:span text:style-name="Dates_20_Char"><text:span text:style-name="T77">202</text:span></text:span><text:span text:style-name="Dates_20_Char"><text:span text:style-name="T105">1</text:span></text:span><text:span text:style-name="Dates_20_Char"><text:span text:style-name="T77"> – </text:span></text:span><text:span text:style-name="Dates_20_Char"><text:span text:style-name="T80">06/2022</text:span></text:span><text:span text:style-name="T71"><text:tab/></text:span><text:span text:style-name="Company_20_Char"><text:span text:style-name="T106">WorkFusion</text:span></text:span><text:span text:style-name="Company_20_Char"><text:span text:style-name="T81">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8"><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9"><text:span text:style-name="T107">Using and improving Machine Learning </text:span><text:span text:style-name="T108">algorithms for the core product</text:span><text:span text:style-name="T107"> (Java 8, Groovy, Scala)</text:span></text:p>
        </text:list-item>
        <text:list-item>
          <text:p text:style-name="P29"><text:span text:style-name="T107">Developing Proof of Concepts and working with multiple teams on advanced domain systems implementation, including the security team and vulnerabilities heuristics</text:span><text:span text:style-name="T107"/></text:p>
        </text:list-item>
        <text:list-item>
          <text:p text:style-name="P29"><text:span text:style-name="T107">Decoupling micro services to promote good separation of concerns in order to meet client expectations (Apache Zookeeper, RabbitMQ)</text:span><text:span text:style-name="T107"/></text:p>
        </text:list-item>
        <text:list-item>
          <text:p text:style-name="P29"><text:span text:style-name="T109">Service deployment and orchestration (Docker, Kubernetes, KubeFlow, Camunda BPM, </text:span><text:span text:style-name="T110">J</text:span><text:span text:style-name="T111">B</text:span><text:span text:style-name="T110">oss </text:span><text:span text:style-name="T112">Drools,</text:span><text:span text:style-name="T109"> Spring Boot Microservices, Feign, Keycloak, Apache Mesos, HashiCorp Vault, Marathon, HAProxy, Elastic Search, Kibana, Grafana</text:span><text:span text:style-name="T113">)</text:span></text:p>
        </text:list-item>
      </text:list>
      <text:p text:style-name="P30"><text:span text:style-name="Dates_20_Char"/></text:p>
      <text:p text:style-name="P30"><text:span text:style-name="Dates_20_Char"><text:span text:style-name="T77">05/2020 – </text:span></text:span><text:span text:style-name="Dates_20_Char"><text:span text:style-name="T104">06/2021</text:span></text:span><text:span text:style-name="T71"><text:tab/></text:span><text:span text:style-name="Company_20_Char"><text:span text:style-name="T98">Orange Poland</text:span></text:span><text:span text:style-name="Company_20_Char"><text:span text:style-name="T77"> –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osition"><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p>
      <text:list text:continue-numbering="true" text:style-name="WWNum1">
        <text:list-item>
          <text:p text:style-name="P31"><text:span text:style-name="T114">Coding</text:span><text:span text:style-name="T115"> new features of and tuning the firmware / middleware on embedded systems (Java 7, ReactJS, Google Web Toolkit / GWT, Apache Kafka, Apache Zookeeper)</text:span></text:p>
        </text:list-item>
        <text:list-item>
          <text:p text:style-name="P31"><text:span text:style-name="T115">Involved in IoT / Internet of Things development of smart home entertainment solutions (MongoDB, Spring WebFlux)</text:span><text:span text:style-name="T115"/></text:p>
        </text:list-item>
        <text:list-item>
          <text:p text:style-name="P31"><text:span text:style-name="T115">Motivated help for juniors to grow based on trust and reputation and preparing high level internal training</text:span><text:span text:style-name="T115"/></text:p>
        </text:list-item>
        <text:list-item>
          <text:p text:style-name="P32"><text:bookmark text:name="__DdeLink__255_2247917217 Copy 1"/><text:span text:style-name="T116">Conducting performance analysis and performance tuning in the production environmen</text:span><text:span text:style-name="T117">t</text:span></text:p>
        </text:list-item>
      </text:list>
      <text:p text:style-name="P33"><text:span text:style-name="Dates_20_Char"/></text:p>
      <text:p text:style-name="P30"><text:span text:style-name="Dates_20_Char"><text:span text:style-name="T77">12/2019 – 04/2020</text:span></text:span><text:span text:style-name="T71"><text:tab/></text:span><text:span text:style-name="Company_20_Char"><text:span text:style-name="T77">E.STRADIS GmbH – Augsburg, Germany</text:span></text:span></text:p>
      <text:p text:style-name="Position"><text:span text:style-name="T20"><text:tab/></text:span><text:span text:style-name="Company_20_Char"><text:span text:style-name="T118">Back End</text:span></text:span><text:span text:style-name="Company_20_Char"><text:span text:style-name="T83">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19">follow up on</text:span> the solutions, <text:span text:style-name="T120">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1">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7">08/2019 – 12/2019</text:span></text:span><text:span text:style-name="T71"><text:tab/></text:span><text:span text:style-name="Company_20_Char"><text:span text:style-name="T77">DHL International GmbH – Prague, Czechia</text:span></text:span></text:p>
      <text:p text:style-name="Position"><text:span text:style-name="T20"><text:tab/>Senior </text:span><text:span text:style-name="Company_20_Char"><text:span text:style-name="T83">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2">cloud computing / distributed computing </text:span>and relational databases / data warehouse (Java 8, JDBC, Apache Tomcat, Spring Boot, Oracle 12g, Ehcache, HikariCP, Teradata Vantage, MyBatis, <text:span text:style-name="T123">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7"><text:line-break/>04/2019 – 08/2019</text:span></text:span><text:span text:style-name="T71"><text:tab/></text:span><text:span text:style-name="Company_20_Char"><text:span text:style-name="T77">Broadcom Inc. – Prague, Czechia</text:span></text:span></text:p>
      <text:p text:style-name="Position"><text:span text:style-name="T20"><text:tab/>Full Stack</text:span><text:span text:style-name="Company_20_Char"><text:span text:style-name="T83">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7">04/2018 – 04/2019</text:span></text:span><text:span text:style-name="T71"><text:tab/></text:span><text:span text:style-name="Company_20_Char"><text:span text:style-name="T77">A</text:span></text:span><text:span text:style-name="Company_20_Char"><text:span text:style-name="T98">maris</text:span></text:span><text:span text:style-name="Company_20_Char"><text:span text:style-name="T77"> C</text:span></text:span><text:span text:style-name="Company_20_Char"><text:span text:style-name="T98">onsulting</text:span></text:span><text:span text:style-name="Company_20_Char"><text:span text:style-name="T77"> – P</text:span></text:span><text:span text:style-name="Company_20_Char"><text:span text:style-name="T124">rague</text:span></text:span><text:span text:style-name="Company_20_Char"><text:span text:style-name="T77">, C</text:span></text:span><text:span text:style-name="Company_20_Char"><text:span text:style-name="T124">zechia</text:span></text:span></text:p>
      <text:p text:style-name="P39"><text:span text:style-name="Company_20_Char"><text:span text:style-name="T83"><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5">Developing a competitive and user </text:span><text:span text:style-name="T126">s</text:span><text:span text:style-name="T125">upporting system with Artificial Intelligence capabilities</text:span></text:p>
        </text:list-item>
        <text:list-item>
          <text:p text:style-name="P41"><text:span text:style-name="T127">Using the Machine Learning algorithms and data structures / </text:span><text:span text:style-name="T128">design patterns </text:span><text:span text:style-name="T129">e.g. Strategy pattern</text:span><text:span text:style-name="T128"> </text:span><text:span text:style-name="T130">according to</text:span><text:span text:style-name="T128"> the </text:span><text:span text:style-name="T131">proactive </text:span><text:span text:style-name="T128">business analysis</text:span></text:p>
        </text:list-item>
        <text:list-item>
          <text:p text:style-name="P41"><text:span text:style-name="T132">Improving the existing </text:span><text:span text:style-name="T133">system according to the Clean Code best practices and technical </text:span><text:span text:style-name="T134">requirements / performance requirements</text:span></text:p>
        </text:list-item>
        <text:list-item>
          <text:p text:style-name="P41"><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2"><text:span text:style-name="T136">Developing an automation script for parsing and </text:span><text:span text:style-name="T137">collaborating with</text:span><text:span text:style-name="T136"> banking clients </text:span><text:span text:style-name="T138">for </text:span><text:span text:style-name="T136">data </text:span><text:span text:style-name="T138">migration reasons</text:span><text:span text:style-name="T136"> using </text:span><text:span text:style-name="T138">flexible </text:span><text:span text:style-name="T136">banking specific frameworks (Python 2.7, Murex MX.3, </text:span><text:span text:style-name="T139">OpenHFT, FIX / Financial Information Exchange,</text:span><text:span text:style-name="T136"> Red Hat Enterprise Linux 7)</text:span></text:p>
        </text:list-item>
        <text:list-item>
          <text:p text:style-name="P43"><text:span text:style-name="T133">Familiarity with financial engineering and trading systems </text:span><text:span text:style-name="T140">through consulting services</text:span></text:p>
        </text:list-item>
      </text:list>
      <text:h text:style-name="P44" text:outline-level="1"/>
      <text:h text:style-name="P45" text:outline-level="1">EDUCATION</text:h>
      <text:p text:style-name="P46"><text:span text:style-name="Dates_20_Char"><text:span text:style-name="T141">20</text:span></text:span><text:span text:style-name="Dates_20_Char"><text:span text:style-name="T142">14</text:span></text:span><text:span text:style-name="Dates_20_Char"><text:span text:style-name="T141"> – 20</text:span></text:span><text:span text:style-name="Dates_20_Char"><text:span text:style-name="T142">18</text:span></text:span><text:span text:style-name="T20"><text:tab/></text:span><text:span text:style-name="T143">Warsaw School of Computer Science</text:span></text:p>
      <text:p text:style-name="P47"><text:tab/><text:span text:style-name="T144">Computer Science, Bachelor of Science</text:span><text:span text:style-name="T144"/></text:p>
      <text:p text:style-name="P48"><text:span text:style-name="Dates_20_Char"><text:span text:style-name="T141">20</text:span></text:span><text:span text:style-name="Dates_20_Char"><text:span text:style-name="T145">2</text:span></text:span><text:span text:style-name="Dates_20_Char"><text:span text:style-name="T141">1 – 20</text:span></text:span><text:span text:style-name="Dates_20_Char"><text:span text:style-name="T145">22</text:span></text:span><text:span text:style-name="T20"><text:tab/>Warsaw</text:span><text:span text:style-name="T143"> School of Computer Science</text:span></text:p>
      <text:p text:style-name="P49"><text:tab/><text:span text:style-name="T146">IT Project Management</text:span>, <text:span text:style-name="T147">Postgraduate Studies</text:span></text:p>
      <text:p text:style-name="P50"><text:span text:style-name="Dates_20_Char"><text:span text:style-name="T141">20</text:span></text:span><text:span text:style-name="Dates_20_Char"><text:span text:style-name="T142">23</text:span></text:span><text:span text:style-name="Dates_20_Char"><text:span text:style-name="T141"> – 20</text:span></text:span><text:span text:style-name="Dates_20_Char"><text:span text:style-name="T142">24</text:span></text:span><text:span text:style-name="T20"><text:tab/></text:span><text:span text:style-name="T143">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8T01:14:16.032722100</dc:date>
    <meta:editing-cycles>359</meta:editing-cycles>
    <meta:editing-duration>P8DT10H53M23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8" meta:character-count="12889" meta:non-whitespace-character-count="1119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